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3000000B11E3AE0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17.992cm" fo:margin-left="0.002cm" fo:margin-right="0.009cm" table:align="margins"/>
    </style:style>
    <style:style style:name="detail.A" style:family="table-column">
      <style:table-column-properties style:column-width="3.889cm" style:rel-column-width="14167*"/>
    </style:style>
    <style:style style:name="detail.B" style:family="table-column">
      <style:table-column-properties style:column-width="14.102cm" style:rel-column-width="51368*"/>
    </style:style>
    <style:style style:name="detail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8.011cm" fo:margin-left="0cm" fo:margin-right="-0.009cm" table:align="margins"/>
    </style:style>
    <style:style style:name="Tableau1.A" style:family="table-column">
      <style:table-column-properties style:column-width="10.634cm" style:rel-column-width="38694*"/>
    </style:style>
    <style:style style:name="Tableau1.B" style:family="table-column">
      <style:table-column-properties style:column-width="3.969cm" style:rel-column-width="14440*"/>
    </style:style>
    <style:style style:name="Tableau1.C" style:family="table-column">
      <style:table-column-properties style:column-width="3.408cm" style:rel-column-width="12401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4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0" style:family="paragraph" style:parent-style-name="Heading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8.869cm" fo:margin-right="0cm" fo:text-align="start" style:justify-single-word="false" fo:text-indent="0cm" style:auto-text-indent="false">
        <style:tab-stops>
          <style:tab-stop style:position="9.084cm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4" style:family="paragraph" style:parent-style-name="Heading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7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9.084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Heading">
      <style:paragraph-properties fo:text-align="start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0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y Company</text:p>
      <text:p text:style-name="P13">Street xy</text:p>
      <text:p text:style-name="P13">1234 City</text:p>
      <text:p text:style-name="P13">Telefon 01 234 56 78</text:p>
      <text:p text:style-name="P10">Rechnung an:</text:p>
      <text:p text:style-name="P11">[var.customerName]<text:line-break/>[var.customerStreet]<text:line-break/>[var.customerTown]</text:p>
      <text:p text:style-name="P12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4">Rechnungsnummer</text:p>
          </table:table-cell>
          <table:table-cell table:style-name="detail.A1" office:value-type="string">
            <text:p text:style-name="P4">[var.order] </text:p>
          </table:table-cell>
        </table:table-row>
        <table:table-row>
          <table:table-cell table:style-name="detail.A1" office:value-type="string">
            <text:p text:style-name="P4">Datum</text:p>
          </table:table-cell>
          <table:table-cell table:style-name="detail.A1" office:value-type="string">
            <text:p text:style-name="P4">[var.date;frm='yyyy-mm-dd'] </text:p>
          </table:table-cell>
        </table:table-row>
      </table:table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5">BESCHREIBUNG</text:p>
            </table:table-cell>
            <table:table-cell table:style-name="Tableau1.A1" office:value-type="string">
              <text:p text:style-name="P15">STUNDEN</text:p>
            </table:table-cell>
            <table:table-cell table:style-name="Tableau1.C1" office:value-type="string">
              <text:p text:style-name="P15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5">[row;block=table:table-row;nodata] empty order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4">[row.desc][row;block=table:table-row]</text:p>
          </table:table-cell>
          <table:table-cell table:style-name="Tableau1.A3" office:value-type="string">
            <text:p text:style-name="P5">[row.hour] h</text:p>
          </table:table-cell>
          <table:table-cell table:style-name="Tableau1.C3" office:value-type="string">
            <text:p text:style-name="P6">[row.amount;frm='0.00']</text:p>
          </table:table-cell>
        </table:table-row>
        <table:table-row>
          <table:table-cell table:style-name="Tableau1.A4" office:value-type="string">
            <text:p text:style-name="P4">[row.desc][row;block=table:table-row]</text:p>
          </table:table-cell>
          <table:table-cell table:style-name="Tableau1.A4" office:value-type="string">
            <text:p text:style-name="P5">[row.hour] h</text:p>
          </table:table-cell>
          <table:table-cell table:style-name="Tableau1.C4" office:value-type="string">
            <text:p text:style-name="P6">[row.amount;frm='0.00']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5" office:value-type="string">
            <text:p text:style-name="P7">Total</text:p>
          </table:table-cell>
          <table:table-cell table:style-name="Tableau1.C5" office:value-type="string">
            <text:p text:style-name="P8">[var.gtotal;frm='0.00'] sFr</text:p>
          </table:table-cell>
        </table:table-row>
      </table:table>
      <text:p text:style-name="P16"/>
      <text:p text:style-name="P16"/>
      <text:p text:style-name="P16"/>
      <text:p text:style-name="P16">Rechnung zahlbar innert 30 Tage.</text:p>
      <text:p text:style-name="P16"/>
      <text:p text:style-name="P16"/>
      <text:p text:style-name="P16"/>
      <text:p text:style-name="P16"/>
      <text:p text:style-name="P17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text-align="center" style:justify-single-word="false" fo:keep-with-next="always"/>
      <style:text-properties style:font-name="Verdana1" fo:font-size="12pt" fo:font-style="italic" fo:font-weight="bold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size="10.5pt" fo:font-style="italic" style:text-underline-style="none" fo:font-weight="normal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3cm" fo:margin-left="0cm" fo:margin-right="-0.011cm" table:align="margins"/>
    </style:style>
    <style:style style:name="Tableau2.A" style:family="table-column">
      <style:table-column-properties style:column-width="7.387cm" style:rel-column-width="26876*"/>
    </style:style>
    <style:style style:name="Tableau2.B" style:family="table-column">
      <style:table-column-properties style:column-width="10.626cm" style:rel-column-width="38659*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3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5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6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2"/>
              <text:p text:style-name="MP3">RECHNUNG</text:p>
            </table:table-cell>
            <table:table-cell table:style-name="Tableau2.B1" office:value-type="string">
              <text:p text:style-name="MP4"><draw:frame draw:style-name="Mfr1" draw:name="Grafik1" text:anchor-type="paragraph" svg:x="5.486cm" svg:y="0.379cm" svg:width="4.701cm" svg:height="1.986cm" draw:z-index="0"><draw:image xlink:href="Pictures/10000201000001A3000000B11E3AE08C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invoice #[var.i_invoice]</dc:title>
    <meta:initial-creator>Olivier LOYNET</meta:initial-creator>
    <meta:creation-date>2005-06-29T10:05:24</meta:creation-date>
    <dc:creator>Adrian Anner</dc:creator>
    <dc:date>2009-10-09T22:40:22.53</dc:date>
    <dc:language>fr-FR</dc:language>
    <meta:editing-cycles>112</meta:editing-cycles>
    <meta:editing-duration>PT12H36M47S</meta:editing-duration>
    <meta:printed-by>Adrian Anner</meta:printed-by>
    <meta:print-date>2009-10-09T21:47:15.03</meta:print-date>
    <meta:document-statistic meta:table-count="3" meta:image-count="1" meta:object-count="0" meta:page-count="1" meta:paragraph-count="25" meta:word-count="48" meta:character-count="495"/>
    <meta:user-defined meta:name="Info 1"/>
    <meta:user-defined meta:name="Info 2"/>
    <meta:user-defined meta:name="Info 3"/>
    <meta:user-defined meta:name="Info 4"/>
  </office:meta>
</office:document-meta>
</file>